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何かのメモ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ルミィさんがいる場所の手掛かりとか、書いて
　ないかな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盗賊日記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プリエラのあねさんを失ってからは、俺ら
　盗賊団は散り散りになっちまった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だが、あの館長に従ってさえいれば、体に
　魔力をまとう薬が引き続き手に入る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楽な警備に就いているだけで、城の騎士団を
　蹴散らせるくらいの力が得られるんだ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俺たちは勝ち組に違いない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盗賊の世渡りについては勉強になったけど、
　時間の無駄だったみ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ぷるる・・・っ）</text:p>
          </table:table-cell>
          <table:table-cell table:style-name="ce0" office:value-type="string">
            <text:p>Map267</text:p>
          </table:table-cell>
          <table:table-cell table:style-name="ce0"/>
          <table:table-cell table:style-name="ce0" office:value-type="string">
            <text:p>*Brrr*...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・・・行きたい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ルミィさんを助け出すまでは、我慢
　しないと・・・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行き止まり・・・戻らなくちゃ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さっきの2人組、もういなくなったかな・・・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っっっっっ！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うわわわっ！！　な、なんだ！？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盗賊
「い、今、何か柔らかくてあたたかいモノが
　俺の胸に・・・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・・・いやああああぁぁ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